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E000000843AAB934A.png" manifest:media-type=""/>
  <manifest:file-entry manifest:full-path="Pictures/1000020100000171000000ABA006307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001cm" style:rel-width="100%" fo:margin-left="0cm" fo:margin-top="0cm" fo:margin-bottom="0cm" table:align="left"/>
    </style:style>
    <style:style style:name="Tabla1.A" style:family="table-column">
      <style:table-column-properties style:column-width="1.743cm" style:rel-column-width="6009*"/>
    </style:style>
    <style:style style:name="Tabla1.B" style:family="table-column">
      <style:table-column-properties style:column-width="17.258cm" style:rel-column-width="59525*"/>
    </style:style>
    <style:style style:name="Tabla1.1" style:family="table-row">
      <style:table-row-properties style:min-row-height="0.284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2" style:family="table-row">
      <style:table-row-properties style:min-row-height="0.31cm" fo:keep-together="auto"/>
    </style:style>
    <style:style style:name="Tabla6" style:family="table">
      <style:table-properties style:width="16.845cm" fo:margin-left="0.944cm" table:align="left" style:writing-mode="lr-tb"/>
    </style:style>
    <style:style style:name="Tabla6.A" style:family="table-column">
      <style:table-column-properties style:column-width="1.905cm"/>
    </style:style>
    <style:style style:name="Tabla6.C" style:family="table-column">
      <style:table-column-properties style:column-width="4.794cm"/>
    </style:style>
    <style:style style:name="Tabla6.D" style:family="table-column">
      <style:table-column-properties style:column-width="8.24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6.D1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P1" style:family="paragraph" style:parent-style-name="Standard">
      <style:paragraph-properties fo:text-align="start" style:justify-single-word="false"/>
      <style:text-properties fo:color="#5ec6f2" fo:font-size="16pt" fo:font-weight="bold" style:letter-kerning="true" style:font-size-asian="16pt" style:font-weight-asian="bold" style:font-name-complex="Arial2" style:font-size-complex="16pt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808080" fo:font-size="8pt" fo:font-weight="bold" officeooo:paragraph-rsid="000be39f" style:font-size-asian="8pt" style:font-weight-asian="bold" style:font-size-complex="8pt"/>
    </style:style>
    <style:style style:name="P3" style:family="paragraph" style:parent-style-name="Standard">
      <style:paragraph-properties style:snap-to-layout-grid="false"/>
      <style:text-properties fo:color="#808080" fo:font-size="8pt" fo:font-weight="bold" officeooo:paragraph-rsid="000be39f" style:font-size-asian="8pt" style:font-weight-asian="bold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officeooo:paragraph-rsid="000be39f" style:font-size-asian="8pt" style:font-size-complex="8pt"/>
    </style:style>
    <style:style style:name="P5" style:family="paragraph" style:parent-style-name="Standard">
      <style:paragraph-properties style:snap-to-layout-grid="false"/>
      <style:text-properties fo:font-size="8pt" officeooo:paragraph-rsid="000be39f" style:font-size-asian="8pt" style:font-size-complex="8pt"/>
    </style:style>
    <style:style style:name="P6" style:family="paragraph" style:parent-style-name="Standard">
      <style:paragraph-properties fo:margin-left="0.953cm" fo:margin-right="3.126cm" fo:text-indent="0cm" style:auto-text-indent="false">
        <style:tab-stops>
          <style:tab-stop style:position="11.721cm"/>
        </style:tab-stops>
      </style:paragraph-properties>
    </style:style>
    <style:style style:name="P7" style:family="paragraph" style:parent-style-name="Standard">
      <style:paragraph-properties fo:margin-left="0.953cm" fo:margin-right="3.126cm" fo:text-indent="0cm" style:auto-text-indent="false">
        <style:tab-stops>
          <style:tab-stop style:position="11.721cm"/>
        </style:tab-stops>
      </style:paragraph-properties>
      <style:text-properties officeooo:paragraph-rsid="000be39f"/>
    </style:style>
    <style:style style:name="P8" style:family="paragraph" style:parent-style-name="Standard">
      <style:paragraph-properties fo:margin-left="0.953cm" fo:margin-right="3.126cm" fo:text-indent="0cm" style:auto-text-indent="false">
        <style:tab-stops>
          <style:tab-stop style:position="10.769cm"/>
        </style:tab-stops>
      </style:paragraph-properties>
      <style:text-properties fo:language="es" fo:country="ES" officeooo:paragraph-rsid="000be39f"/>
    </style:style>
    <style:style style:name="P9" style:family="paragraph" style:parent-style-name="Standard">
      <style:paragraph-properties fo:margin-left="0.953cm" fo:margin-right="3.126cm" fo:text-indent="0cm" style:auto-text-indent="false">
        <style:tab-stops>
          <style:tab-stop style:position="10.769cm"/>
        </style:tab-stops>
      </style:paragraph-properties>
      <style:text-properties fo:color="#c0c0c0" officeooo:paragraph-rsid="000be39f"/>
    </style:style>
    <style:style style:name="P10" style:family="paragraph" style:parent-style-name="Standard" style:master-page-name="First_20_Page">
      <style:paragraph-properties fo:margin-left="0.953cm" fo:margin-right="3.126cm" fo:text-indent="0cm" style:auto-text-indent="false" style:page-number="auto">
        <style:tab-stops>
          <style:tab-stop style:position="9.038cm"/>
          <style:tab-stop style:position="11.721cm"/>
        </style:tab-stops>
      </style:paragraph-properties>
    </style:style>
    <style:style style:name="P11" style:family="paragraph" style:parent-style-name="Standard">
      <style:paragraph-properties fo:margin-left="0.953cm" fo:margin-right="1.221cm" fo:text-indent="0cm" style:auto-text-indent="false" fo:padding-left="0cm" fo:padding-right="0cm" fo:padding-top="0cm" fo:padding-bottom="0.035cm" fo:border-left="none" fo:border-right="none" fo:border-top="none" fo:border-bottom="0.74pt solid #5ec6f2">
        <style:tab-stops>
          <style:tab-stop style:position="11.721cm"/>
          <style:tab-stop style:position="16.193cm"/>
        </style:tab-stops>
      </style:paragraph-properties>
    </style:style>
    <style:style style:name="P12" style:family="paragraph" style:parent-style-name="Heading_20_1" style:list-style-name="WWNum1">
      <style:text-properties officeooo:paragraph-rsid="000be39f"/>
    </style:style>
    <style:style style:name="P13" style:family="paragraph" style:parent-style-name="Heading_20_1" style:list-style-name="WWNum1">
      <style:text-properties officeooo:paragraph-rsid="000d83cf"/>
    </style:style>
    <style:style style:name="P14" style:family="paragraph" style:parent-style-name="Heading_20_1" style:list-style-name="WWNum1">
      <style:paragraph-properties fo:break-before="page"/>
      <style:text-properties officeooo:rsid="000d83cf" officeooo:paragraph-rsid="000d83cf"/>
    </style:style>
    <style:style style:name="P15" style:family="paragraph" style:parent-style-name="Heading_20_2" style:list-style-name="WWNum1">
      <style:text-properties officeooo:rsid="000d83cf" officeooo:paragraph-rsid="000d83cf"/>
    </style:style>
    <style:style style:name="P16" style:family="paragraph" style:parent-style-name="Header">
      <style:paragraph-properties fo:text-align="start" style:justify-single-word="false"/>
    </style:style>
    <style:style style:name="P17" style:family="paragraph" style:parent-style-name="normal_20_nivel_20_2">
      <style:text-properties officeooo:paragraph-rsid="000d83cf"/>
    </style:style>
    <style:style style:name="P18" style:family="paragraph" style:parent-style-name="normal_20_nivel_20_2" style:list-style-name="L1">
      <style:text-properties officeooo:paragraph-rsid="000d83cf"/>
    </style:style>
    <style:style style:name="P19" style:family="paragraph" style:parent-style-name="normal_20_nivel_20_2" style:list-style-name="L2">
      <style:text-properties officeooo:paragraph-rsid="000e435c"/>
    </style:style>
    <style:style style:name="P20" style:family="paragraph" style:parent-style-name="normal_20_nivel_20_2" style:list-style-name="L2">
      <style:text-properties officeooo:paragraph-rsid="000fc2e3"/>
    </style:style>
    <style:style style:name="P21" style:family="paragraph" style:parent-style-name="normal_20_nivel_20_2" style:list-style-name="L2">
      <style:text-properties officeooo:rsid="000e435c" officeooo:paragraph-rsid="000e435c"/>
    </style:style>
    <style:style style:name="P22" style:family="paragraph" style:parent-style-name="normal_20_nivel_20_2" style:list-style-name="L2">
      <style:text-properties officeooo:rsid="000e435c" officeooo:paragraph-rsid="000fc2e3"/>
    </style:style>
    <style:style style:name="P23" style:family="paragraph" style:parent-style-name="normal_20_nivel_20_2">
      <style:text-properties officeooo:rsid="000e435c" officeooo:paragraph-rsid="000e435c"/>
    </style:style>
    <style:style style:name="P24" style:family="paragraph" style:parent-style-name="normal_20_nivel_20_2">
      <style:text-properties officeooo:rsid="000e435c" officeooo:paragraph-rsid="000fc2e3"/>
    </style:style>
    <style:style style:name="P25" style:family="paragraph" style:parent-style-name="normal_20_nivel_20_2">
      <style:text-properties officeooo:paragraph-rsid="000f8f7d"/>
    </style:style>
    <style:style style:name="P26" style:family="paragraph" style:parent-style-name="normal_20_nivel_20_2" style:list-style-name="L4">
      <style:text-properties officeooo:paragraph-rsid="0011a4b5"/>
    </style:style>
    <style:style style:name="P27" style:family="paragraph" style:parent-style-name="normal_20_nivel_20_2">
      <style:paragraph-properties fo:margin-left="0cm" fo:margin-right="1cm" fo:text-indent="0cm" style:auto-text-indent="false"/>
    </style:style>
    <style:style style:name="P28" style:family="paragraph" style:parent-style-name="normal_20_nivel_20_2">
      <style:paragraph-properties fo:margin-left="0cm" fo:margin-right="1cm" fo:text-indent="0cm" style:auto-text-indent="false"/>
      <style:text-properties officeooo:rsid="000e435c" officeooo:paragraph-rsid="000e435c"/>
    </style:style>
    <style:style style:name="P29" style:family="paragraph" style:parent-style-name="normal_20_nivel_20_2">
      <style:paragraph-properties fo:margin-left="0cm" fo:margin-right="1cm" fo:text-indent="0cm" style:auto-text-indent="false"/>
      <style:text-properties officeooo:rsid="000e435c" officeooo:paragraph-rsid="000fc2e3"/>
    </style:style>
    <style:style style:name="P30" style:family="paragraph" style:parent-style-name="normal_20_nivel_20_2">
      <style:paragraph-properties fo:margin-left="0cm" fo:margin-right="1cm" fo:text-indent="0cm" style:auto-text-indent="false"/>
      <style:text-properties officeooo:rsid="0011a4b5" officeooo:paragraph-rsid="0011a4b5"/>
    </style:style>
    <style:style style:name="P31" style:family="paragraph" style:parent-style-name="normal_20_nivel_20_1">
      <style:text-properties officeooo:paragraph-rsid="000d83cf"/>
    </style:style>
    <style:style style:name="P32" style:family="paragraph" style:parent-style-name="normal_20_nivel_20_1">
      <style:text-properties officeooo:paragraph-rsid="0011a4b5"/>
    </style:style>
    <style:style style:name="P33" style:family="paragraph" style:parent-style-name="Footer">
      <style:paragraph-properties fo:text-align="end" style:justify-single-word="false"/>
    </style:style>
    <style:style style:name="P34" style:family="paragraph" style:parent-style-name="titulo_20_proyecto">
      <style:text-properties officeooo:rsid="000be39f" officeooo:paragraph-rsid="000be39f"/>
    </style:style>
    <style:style style:name="P3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Helvetica_20__2b__20_derecha_20__2b_azul">
      <style:paragraph-properties fo:margin-left="0.953cm" fo:margin-right="0cm" fo:text-align="center" style:justify-single-word="false" fo:text-indent="0cm" style:auto-text-indent="false"/>
      <style:text-properties officeooo:paragraph-rsid="000be39f"/>
    </style:style>
    <style:style style:name="P38" style:family="paragraph" style:parent-style-name="Helvetica_20_bold_20__2b__20_izquierda">
      <style:paragraph-properties fo:text-align="center" style:justify-single-word="false"/>
    </style:style>
    <style:style style:name="P39" style:family="paragraph" style:parent-style-name="Contents_20_Heading" style:list-style-name="WWNum0">
      <style:paragraph-properties fo:margin-left="0cm" fo:margin-right="1cm" fo:text-indent="0cm" style:auto-text-indent="false" fo:break-before="page"/>
    </style:style>
    <style:style style:name="T1" style:family="text">
      <style:text-properties fo:color="#00b0f0"/>
    </style:style>
    <style:style style:name="T2" style:family="text">
      <style:text-properties text:display="none"/>
    </style:style>
    <style:style style:name="T3" style:family="text">
      <style:text-properties fo:color="#00000a" style:font-name="Calibri" fo:font-size="11pt" style:font-size-asian="11pt" style:font-name-complex="F" style:font-size-complex="11pt" style:font-weight-complex="normal"/>
    </style:style>
    <style:style style:name="T4" style:family="text">
      <style:text-properties fo:color="#3a373b"/>
    </style:style>
    <style:style style:name="T5" style:family="text">
      <style:text-properties officeooo:rsid="000be39f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d83cf"/>
    </style:style>
    <style:style style:name="T8" style:family="text">
      <style:text-properties style:text-underline-style="none" officeooo:rsid="000d83cf"/>
    </style:style>
    <style:style style:name="T9" style:family="text">
      <style:text-properties officeooo:rsid="000e435c"/>
    </style:style>
    <style:style style:name="T10" style:family="text">
      <style:text-properties fo:language="es" fo:country="ES" fo:background-color="transparent"/>
    </style:style>
    <style:style style:name="T11" style:family="text">
      <style:text-properties fo:language="es" fo:country="ES" officeooo:rsid="000fc2e3" fo:background-color="transparent"/>
    </style:style>
    <style:style style:name="T12" style:family="text">
      <style:text-properties officeooo:rsid="000edccf"/>
    </style:style>
    <style:style style:name="T13" style:family="text">
      <style:text-properties fo:font-style="normal" officeooo:rsid="000ef611" style:font-style-asian="normal" style:font-style-complex="normal"/>
    </style:style>
    <style:style style:name="T14" style:family="text">
      <style:text-properties fo:font-style="normal" officeooo:rsid="000f8f7d" style:font-style-asian="normal" style:font-style-complex="normal"/>
    </style:style>
    <style:style style:name="T15" style:family="text">
      <style:text-properties fo:font-style="normal" officeooo:rsid="000d83cf" style:font-style-asian="normal" style:font-style-complex="normal"/>
    </style:style>
    <style:style style:name="T16" style:family="text">
      <style:text-properties fo:font-style="normal" fo:font-weight="bold" officeooo:rsid="000ef611" style:font-style-asian="normal" style:font-weight-asian="bold" style:font-style-complex="normal" style:font-weight-complex="bold"/>
    </style:style>
    <style:style style:name="T17" style:family="text">
      <style:text-properties officeooo:rsid="000f8f7d"/>
    </style:style>
    <style:style style:name="T18" style:family="text">
      <style:text-properties officeooo:rsid="000fc2e3"/>
    </style:style>
    <style:style style:name="T19" style:family="text">
      <style:text-properties officeooo:rsid="0011a4b5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ge-content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oBack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elvetica_20_bold_20__2b__20_izquierda"><draw:frame draw:style-name="fr1" draw:name="Marco1" text:anchor-type="paragraph" svg:x="0.54cm" svg:y="0.843cm" svg:width="0.041cm" style:rel-width="100%" draw:z-index="3"><draw:text-box fo:min-height="0cm"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titulo_20_proyecto_20_-_20_bullet"><text:span text:style-name="T1">P/.</text:span></text:p></table:table-cell><table:table-cell table:style-name="Tabla1.A1" office:value-type="string"><text:p text:style-name="P34"><text:title>firmapdf Alfresco</text:title></text:p></table:table-cell></table:table-row><table:table-row table:style-name="Tabla1.2"><table:table-cell table:style-name="Tabla1.A1" office:value-type="string"><text:p text:style-name="titulo_20_documento_20_-_20_bullet"><text:span text:style-name="T1">D/.</text:span></text:p></table:table-cell><table:table-cell table:style-name="Tabla1.A1" office:value-type="string"><text:p text:style-name="titulo_20_documento"><text:subject>Manual de instalación</text:subject></text:p></table:table-cell></table:table-row></table:table></draw:text-box></draw:frame></text:p>
      <text:p text:style-name="P38"/>
      <text:p text:style-name="Helvetica_20__2b__20_izquierda"/>
      <text:p text:style-name="Helvetica_20_bold_20__2b__20_izquierda"/>
      <text:p text:style-name="Helvetica_20__2b__20_derecha"/>
      <text:p text:style-name="Helvetica_20__2b__20_izquierda"/>
      <text:p text:style-name="Helvetica_20__2b__20_derecha_20__2b_azul"/>
      <text:p text:style-name="Helvetica_20__2b__20_izquierda_20__2b__20_azul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<text:span text:style-name="T6">Control documental</text:span></text:p>
      <text:p text:style-name="P9"/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">Versión del documento</text:p>
          </table:table-cell>
          <table:table-cell table:style-name="Tabla6.A1" office:value-type="string">
            <text:p text:style-name="P2">Fecha</text:p>
          </table:table-cell>
          <table:table-cell table:style-name="Tabla6.A1" office:value-type="string">
            <text:p text:style-name="P3">Autor</text:p>
          </table:table-cell>
          <table:table-cell table:style-name="Tabla6.D1" office:value-type="string">
            <text:p text:style-name="P3">Modificaciones/Comentarios</text:p>
          </table:table-cell>
        </table:table-row>
        <table:table-row table:style-name="Tabla6.1">
          <table:table-cell table:style-name="Tabla6.A1" office:value-type="string">
            <text:p text:style-name="P4">1.0</text:p>
          </table:table-cell>
          <table:table-cell table:style-name="Tabla6.A1" office:value-type="string">
            <text:p text:style-name="P4"><text:span text:style-name="T5">2</text:span>8/10/201<text:span text:style-name="T5">3</text:span></text:p>
          </table:table-cell>
          <table:table-cell table:style-name="Tabla6.A1" office:value-type="string">
            <text:p text:style-name="P5">keensoft</text:p>
            <text:p text:style-name="P5">http://www.keensoft.es</text:p>
          </table:table-cell>
          <table:table-cell table:style-name="Tabla6.D1" office:value-type="string">
            <text:p text:style-name="P5">Versión inicial del documento</text:p>
          </table:table-cell>
        </table:table-row>
      </table:table>
      <text:p text:style-name="P8"/>
      <text:p text:style-name="P8"/>
      <text:p text:style-name="P8"/>
      <text:p text:style-name="P6"/>
      <text:p text:style-name="P6"/>
      <text:p text:style-name="P7"/>
      <text:p text:style-name="P7"/>
      <text:p text:style-name="P7"><text:span text:style-name="T5"/></text:p>
      <text:p text:style-name="P11"/>
      <text:p text:style-name="P39"><text:bookmark-start text:name="_Toc271615525"/>Contenido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<text:a xlink:type="simple" xlink:href="#__RefHeading__903_1818968444" text:style-name="Index_20_Link" text:visited-style-name="Index_20_Link">1/.Introducción<text:tab/>3</text:a></text:p>
          <text:p text:style-name="P36"><text:a xlink:type="simple" xlink:href="#__RefHeading__592_1818968444" text:style-name="Index_20_Link" text:visited-style-name="Index_20_Link">2/.Instalación<text:tab/>3</text:a></text:p>
          <text:p text:style-name="P35"><text:a xlink:type="simple" xlink:href="#__RefHeading__594_1818968444" text:style-name="Index_20_Link" text:visited-style-name="Index_20_Link">2.1/.Copia de seguridad<text:tab/>3</text:a></text:p>
          <text:p text:style-name="P35"><text:a xlink:type="simple" xlink:href="#__RefHeading__905_1818968444" text:style-name="Index_20_Link" text:visited-style-name="Index_20_Link">2.2/.Parada de Alfresco<text:tab/>3</text:a></text:p>
          <text:p text:style-name="P35"><text:a xlink:type="simple" xlink:href="#__RefHeading__907_1818968444" text:style-name="Index_20_Link" text:visited-style-name="Index_20_Link">2.3/.Instalación del plugin<text:tab/>3</text:a></text:p>
          <text:p text:style-name="P35"><text:a xlink:type="simple" xlink:href="#__RefHeading__909_1818968444" text:style-name="Index_20_Link" text:visited-style-name="Index_20_Link">2.4/.Inicio de Alfresco<text:tab/>4</text:a></text:p>
          <text:p text:style-name="P36"><text:a xlink:type="simple" xlink:href="#__RefHeading__911_1818968444" text:style-name="Index_20_Link" text:visited-style-name="Index_20_Link">3/.Desinstalación<text:tab/>4</text:a></text:p>
        </text:index-body>
      </text:table-of-content>
      <text:p text:style-name="Standard"><text:a xlink:type="simple" xlink:href="#_Toc365887789"/></text:p>
      <text:p text:style-name="P1"/>
      <text:list xml:id="list8949682220285979219" text:style-name="WWNum1">
        <text:list-item>
          <text:h text:style-name="P14" text:outline-level="1"><text:bookmark-start text:name="__RefHeading__903_1818968444"/>Introducción<text:bookmark-end text:name="__RefHeading__903_1818968444"/></text:h>
        </text:list-item>
      </text:list>
      <text:p text:style-name="normal_20_nivel_20_1"/>
      <text:p text:style-name="normal_20_nivel_20_1"><text:tab/><text:tab/><text:span text:style-name="T7">En el presente documento se detallan los pasos necesarios para la instalación de 'firmapdf' en una <text:tab/>instalación del Sistema de Gestión de Contenidos Alfresco.</text:span></text:p>
      <text:p text:style-name="normal_20_nivel_20_1"/>
      <text:p text:style-name="normal_20_nivel_20_1"><text:span text:style-name="T7"/></text:p>
      <text:list xml:id="list112316823136302" text:continue-numbering="true" text:style-name="WWNum1">
        <text:list-item>
          <text:h text:style-name="P12" text:outline-level="1"><text:bookmark-start text:name="__RefHeading__592_1818968444"/><text:bookmark-start text:name="_Toc365887789"/>In<text:bookmark-end text:name="_Toc271615525"/><text:bookmark-end text:name="_Toc365887789"/><text:span text:style-name="T7">stalación</text:span><text:bookmark-end text:name="__RefHeading__592_1818968444"/></text:h>
        </text:list-item>
      </text:list>
      <text:p text:style-name="P31"><text:tab/><text:tab/></text:p>
      <text:list xml:id="list112316824148181" text:continue-numbering="true" text:style-name="WWNum1">
        <text:list-item>
          <text:list>
            <text:list-item>
              <text:h text:style-name="P15" text:outline-level="2"><text:bookmark-start text:name="__RefHeading__594_1818968444"/><text:bookmark-start text:name="_Toc365887790"/>C<text:bookmark-end text:name="_Toc365887790"/>opia de seguridad<text:bookmark-end text:name="__RefHeading__594_1818968444"/></text:h>
            </text:list-item>
          </text:list>
        </text:list-item>
      </text:list>
      <text:p text:style-name="P17"><text:tab/><text:span text:style-name="T7">Antes de realizar la instalación, se recomienda realizar una copia de seguridad de los archivos existentes de Alfresco. Para ello guardar una copia de los archivos:</text:span></text:p>
      <text:list xml:id="list1134689001284865960" text:style-name="L1">
        <text:list-item>
          <text:p text:style-name="P18"><text:span text:style-name="T7">[Directorio Alfresco]\tomcat\webapps\alfresco.war</text:span></text:p>
        </text:list-item>
        <text:list-item>
          <text:p text:style-name="P18"><text:span text:style-name="T7">[Directorio Alfresco]\tomcat\webapps\share.war</text:span></text:p>
          <text:p text:style-name="P18"><text:span text:style-name="T8"/></text:p>
        </text:list-item>
      </text:list>
      <text:list xml:id="list112316825157322" text:continue-list="list112316824148181" text:style-name="WWNum1">
        <text:list-item>
          <text:list>
            <text:list-item>
              <text:h text:style-name="P15" text:outline-level="2"><text:bookmark-start text:name="__RefHeading__905_1818968444"/>Parada de Alfresco<text:bookmark-end text:name="__RefHeading__905_1818968444"/></text:h>
            </text:list-item>
          </text:list>
        </text:list-item>
      </text:list>
      <text:p text:style-name="P27"><text:tab/><text:tab/><text:tab/>Dependiendo del sistema sobre el que está desplegado Alfresco, la parada del mismo <text:tab/><text:tab/><text:tab/><text:span text:style-name="T9">debe realizarse de distinta manera:</text:span></text:p>
      <text:list xml:id="list2841653591577638377" text:style-name="L2">
        <text:list-item>
          <text:p text:style-name="P19"><text:span text:style-name="T9">Sistemas Windows:</text:span></text:p>
        </text:list-item>
      </text:list>
      <text:p text:style-name="P23"><text:tab/><text:tab/>Ejecutar 'manager-windows.exe' en el directorio raíz de la instalación de Alfresco.</text:p>
      <text:list xml:id="list112316826134232" text:continue-numbering="true" text:style-name="L2">
        <text:list-item>
          <text:p text:style-name="P21">Sistemas <text:span text:style-name="T17">Unix</text:span>:</text:p>
        </text:list-item>
      </text:list>
      <text:p text:style-name="P28"><text:tab/><text:tab/><text:tab/><text:tab/>Ejecutar el script '<text:span text:style-name="T10">alfresco.sh stop' en el directorio raíz de la instalación de Alfresco.</text:span></text:p>
      <text:list xml:id="list112316827151319" text:continue-list="list112316825157322" text:style-name="WWNum1">
        <text:list-item>
          <text:list>
            <text:list-item>
              <text:h text:style-name="P15" text:outline-level="2"><text:bookmark-start text:name="__RefHeading__907_1818968444"/>Instalación del plugin<text:bookmark-end text:name="__RefHeading__907_1818968444"/></text:h>
            </text:list-item>
          </text:list>
        </text:list-item>
      </text:list>
      <text:p text:style-name="normal_20_nivel_20_1"><text:tab/><text:tab/><text:tab/><text:span text:style-name="T12">El plugin consta de dos instalables, uno para la parte repositorio y otro para la parte <text:tab/><text:tab/><text:tab/></text:span><text:span text:style-name="T13">'share', identificado este último por el nombre del tipo 'nombre-</text:span><text:span text:style-name="T16">share</text:span><text:span text:style-name="T13">-version.amp'.</text:span></text:p>
      <text:p text:style-name="normal_20_nivel_20_1"><text:span text:style-name="T13"><text:tab/><text:tab/><text:tab/>En primer lugar copiar la parte repositorio al </text:span><text:span text:style-name="T14">directorio:</text:span></text:p>
      <text:p text:style-name="P25"><text:span text:style-name="T15"><text:tab/><text:tab/>[Directorio Alfresco]\tomcat</text:span><text:span text:style-name="T14">\amps</text:span></text:p>
      <text:p text:style-name="P25"><text:span text:style-name="T14"><text:tab/>posteriormente la parte 'share' al directorio:</text:span></text:p>
      <text:p text:style-name="P25"><text:span text:style-name="T14"><text:tab/><text:tab/></text:span><text:span text:style-name="T15">[Directorio Alfresco]\tomcat</text:span><text:span text:style-name="T14">\amps_share</text:span></text:p>
      <text:p text:style-name="P25"><text:span text:style-name="T14"><text:tab/>Por último ejecutar '</text:span><text:span text:style-name="T15">[Directorio Alfresco]\tomcat</text:span><text:span text:style-name="T14">\apply_amps.bat' en el caso de sistemas Windows y '</text:span><text:span text:style-name="T15">[Directorio Alfresco]\tomcat</text:span><text:span text:style-name="T14">\apply_amps.sh' en el caso de sistemas Unix.</text:span></text:p>
      <text:p text:style-name="P25"><text:span text:style-name="T14"/></text:p>
      <text:list xml:id="list112316829161167" text:continue-numbering="true" text:style-name="WWNum1">
        <text:list-item>
          <text:list>
            <text:list-item>
              <text:h text:style-name="P15" text:outline-level="2"><text:bookmark-start text:name="__RefHeading__909_1818968444"/><text:soft-page-break/>Inicio de Alfresco<text:bookmark-end text:name="__RefHeading__909_1818968444"/></text:h>
            </text:list-item>
          </text:list>
        </text:list-item>
      </text:list>
      <text:p text:style-name="P17"><text:tab/><text:span text:style-name="T18">Tras la instalación del plugin, inciar Alfresco de la manera habitual:</text:span></text:p>
      <text:list xml:id="list112316830152698" text:continue-list="list112316826134232" text:style-name="L2">
        <text:list-item>
          <text:p text:style-name="P20"><text:span text:style-name="T9">Sistemas Windows:</text:span></text:p>
        </text:list-item>
      </text:list>
      <text:p text:style-name="P24"><text:tab/><text:tab/>Ejecutar 'manager-windows.exe' en el directorio raíz de la instalación de Alfresco.</text:p>
      <text:list xml:id="list112316830140662" text:continue-numbering="true" text:style-name="L2">
        <text:list-item>
          <text:p text:style-name="P22">Sistemas <text:span text:style-name="T17">Unix</text:span>:</text:p>
        </text:list-item>
      </text:list>
      <text:p text:style-name="P29"><text:span text:style-name="T18"><text:tab/><text:tab/><text:tab/><text:tab/>Ejecutar el script '</text:span><text:span text:style-name="T11">alfresco.sh start' en el directorio raíz de la instalación de Alfresco.</text:span></text:p>
      <text:p text:style-name="P29"><text:span text:style-name="T11"/></text:p>
      <text:list xml:id="list112316831162621" text:continue-list="list112316829161167" text:style-name="WWNum1">
        <text:list-item>
          <text:h text:style-name="P13" text:outline-level="1"><text:bookmark-start text:name="__RefHeading__911_1818968444"/><text:span text:style-name="T7">Desi</text:span><text:bookmark-start text:name="_Toc3658877892"/>n<text:bookmark-end text:name="_Toc3658877892"/><text:span text:style-name="T7">stalación</text:span><text:bookmark-end text:name="__RefHeading__911_1818968444"/></text:h>
        </text:list-item>
      </text:list>
      <text:p text:style-name="P32"><text:tab/><text:tab/>Par<text:span text:style-name="T19">a la desintalación del plugin basta con parar el sistema tal y como se describió en la <text:tab/>instalación, restaurar los archivos de los que se hizo copia de seguridad y volver a iniciar el sistema.</text:span></text:p>
      <text:p text:style-name="P32"><text:span text:style-name="T19"><text:tab/><text:tab/>Dependiendo de la configuración del servidor de Alfresco, puede ser necesario borrar los <text:tab/>directorios:</text:span></text:p>
      <text:list xml:id="list7307232842633045149" text:style-name="L4">
        <text:list-item>
          <text:p text:style-name="P26"><text:span text:style-name="T7">[Directorio Alfresco]\tomcat\webapps\share</text:span></text:p>
        </text:list-item>
        <text:list-item>
          <text:p text:style-name="P26"><text:span text:style-name="T7">[Directorio Alfresco]\tomcat\webapps\alfresco</text:span></text:p>
        </text:list-item>
      </text:list>
      <text:p text:style-name="P30"><text:span text:style-name="T7"><text:tab/>t</text:span>ras restaurar los archivos.</text:p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393939" style:font-name="Arial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left="0cm" fo:margin-right="1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5ec6f2" fo:keep-with-next="always"/>
      <style:text-properties fo:color="#5ec6f2" fo:font-size="16pt" fo:font-weight="bold" style:letter-kerning="true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1" style:class="text">
      <style:paragraph-properties fo:margin-left="0cm" fo:margin-right="1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5ec6f2" fo:keep-with-next="always"/>
      <style:text-properties fo:color="#5ec6f2" fo:font-size="14pt" fo:font-weight="bold" style:font-size-asian="14pt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1" style:class="text">
      <style:paragraph-properties fo:margin-left="0cm" fo:margin-right="1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5ec6f2" fo:keep-with-next="always"/>
      <style:text-properties fo:color="#5ec6f2" fo:font-size="13pt" fo:font-weight="bold" style:font-size-asian="13pt" style:font-weight-asian="bold" style:font-name-complex="Arial2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complex="F"/>
    </style:style>
    <style:style style:name="Helvetica_20__2b__20_derecha_20__2b_azul" style:display-name="Helvetica + derecha +azul" style:family="paragraph" style:default-outline-level="">
      <style:text-properties fo:color="#5ec6f2"/>
    </style:style>
    <style:style style:name="Helvetica_20_bold_20__2b__20_izquierda" style:display-name="Helvetica bold + izquierda" style:family="paragraph" style:default-outline-level="">
      <style:paragraph-properties fo:text-align="start" style:justify-single-word="false"/>
    </style:style>
    <style:style style:name="Helvetica_20__2b__20_derecha" style:display-name="Helvetica + derecha" style:family="paragraph" style:parent-style-name="Standard" style:default-outline-level="">
      <style:paragraph-properties fo:text-align="end" style:justify-single-word="false"/>
      <style:text-properties style:font-name="Helvetica" style:font-weight-complex="bold"/>
    </style:style>
    <style:style style:name="Helvetica_20_bold_20__2b__20_derecha" style:display-name="Helvetica bold + derecha" style:family="paragraph" style:parent-style-name="Standard" style:default-outline-level="">
      <style:paragraph-properties fo:text-align="end" style:justify-single-word="false"/>
      <style:text-properties style:font-name="Helvetica" fo:font-weight="bold" style:font-weight-asian="bold" style:font-size-complex="10pt" style:font-weight-complex="bold"/>
    </style:style>
    <style:style style:name="Helvetica_20__2b__20_izquierda" style:display-name="Helvetica + izquierda" style:family="paragraph" style:parent-style-name="Helvetica_20__2b__20_derecha" style:default-outline-level="">
      <style:paragraph-properties fo:text-align="start" style:justify-single-word="false"/>
    </style:style>
    <style:style style:name="Helvetica_20__2b__20_izquierda_20__2b__20_azul" style:display-name="Helvetica + izquierda + azul" style:family="paragraph" style:parent-style-name="Helvetica_20__2b__20_derecha_20__2b_azul" style:default-outline-level="">
      <style:paragraph-properties fo:text-align="start" style:justify-single-word="false"/>
    </style:style>
    <style:style style:name="titulo_20_proyecto_20_-_20_bullet" style:display-name="titulo proyecto - bullet" style:family="paragraph" style:parent-style-name="Helvetica_20__2b__20_derecha_20__2b_azul" style:default-outline-level="">
      <style:text-properties fo:color="#ffffff" fo:font-size="16pt" fo:font-weight="bold" style:font-size-asian="16pt" style:font-weight-asian="bold"/>
    </style:style>
    <style:style style:name="titulo_20_documento_20_-_20_bullet" style:display-name="titulo documento - bullet" style:family="paragraph" style:parent-style-name="titulo_20_proyecto_20_-_20_bullet" style:default-outline-level="">
      <style:text-properties fo:font-size="24pt" style:font-size-asian="24pt"/>
    </style:style>
    <style:style style:name="titulo_20_proyecto" style:display-name="titulo proyecto" style:family="paragraph" style:parent-style-name="titulo_20_proyecto_20_-_20_bullet" style:default-outline-level="">
      <style:paragraph-properties fo:text-align="start" style:justify-single-word="false"/>
      <style:text-properties fo:color="#393939"/>
    </style:style>
    <style:style style:name="titulo_20_documento" style:display-name="titulo documento" style:family="paragraph" style:parent-style-name="titulo_20_documento_20_-_20_bullet" style:default-outline-level="">
      <style:paragraph-properties fo:text-align="start" style:justify-single-word="false"/>
      <style:text-properties fo:color="#393939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becera_20_bullet_20_proyecto" style:display-name="cabecera bullet proyecto" style:family="paragraph" style:parent-style-name="Header" style:default-outline-level="">
      <style:paragraph-properties fo:text-align="end" style:justify-single-word="false"/>
      <style:text-properties fo:color="#5ec6f2" style:font-name="Helvetica" fo:font-weight="bold" style:font-weight-asian="bold"/>
    </style:style>
    <style:style style:name="cabecera_20_proyecto" style:display-name="cabecera proyecto" style:family="paragraph" style:default-outline-level="">
      <style:paragraph-properties fo:orphans="2" fo:widows="2" style:writing-mode="lr-tb"/>
      <style:text-properties style:font-name="Helvetica" fo:font-size="12pt" fo:font-weight="bold" style:font-size-asian="12pt" style:font-weight-asian="bold" style:font-size-complex="12pt"/>
    </style:style>
    <style:style style:name="cabecera_20_documento" style:display-name="cabecera documento" style:family="paragraph" style:parent-style-name="cabecera_20_proyecto" style:default-outline-level="">
      <style:text-properties fo:font-size="14pt" style:font-size-asian="14pt"/>
    </style:style>
    <style:style style:name="cabecera_20_bullet_20_documento" style:display-name="cabecera bullet documento" style:family="paragraph" style:parent-style-name="cabecera_20_bullet_20_proyecto" style:default-outline-level="">
      <style:text-properties fo:font-size="14pt" style:font-size-asian="14pt"/>
    </style:style>
    <style:style style:name="normal_20_nivel_20_3" style:display-name="normal nivel 3" style:family="paragraph" style:parent-style-name="Standard" style:default-outline-level="3" style:list-style-name="">
      <style:paragraph-properties fo:margin-left="3cm" fo:margin-right="1cm" fo:margin-top="0cm" fo:margin-bottom="0.635cm" style:contextual-spacing="false" fo:text-indent="0cm" style:auto-text-indent="false"/>
    </style:style>
    <style:style style:name="normal_20_nivel_20_2" style:display-name="normal nivel 2" style:family="paragraph" style:parent-style-name="Standard" style:default-outline-level="">
      <style:paragraph-properties fo:margin-left="2.635cm" fo:margin-right="1cm" fo:margin-top="0cm" fo:margin-bottom="0.423cm" style:contextual-spacing="false" fo:text-indent="0cm" style:auto-text-indent="false"/>
    </style:style>
    <style:style style:name="normal_20_nivel_20_1" style:display-name="normal nivel 1" style:family="paragraph" style:parent-style-name="Standard" style:default-outline-level="">
      <style:paragraph-properties fo:margin-left="1cm" fo:margin-right="1cm" fo:margin-top="0cm" fo:margin-bottom="0.423cm" style:contextual-spacing="false" fo:text-indent="0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.953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style:font-size-complex="10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1.588cm" fo:margin-right="1.221cm" fo:text-align="start" style:justify-single-word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style:font-size-complex="10pt"/>
    </style:style>
    <style:style style:name="Contents_20_3" style:display-name="Contents 3" style:family="paragraph" style:parent-style-name="Standard" style:default-outline-level="" style:class="index">
      <style:paragraph-properties fo:margin-left="1.905cm" fo:margin-right="2.173cm" fo:text-align="start" style:justify-single-word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style:font-size-complex="10pt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endnote_20_text" style:display-name="endnote text" style:family="paragraph" style:parent-style-name="Standard" style:default-outline-level="">
      <style:text-properties style:font-size-complex="10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Contents_20_Heading" style:display-name="Contents Heading" style:family="paragraph" style:parent-style-name="Heading_20_1" style:default-outline-level="" style:class="index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padding="0cm" fo:border="none"/>
      <style:text-properties fo:color="#365f91" style:font-name="Cambria" fo:font-size="14pt" style:letter-kerning="false" style:font-size-asian="14pt" style:font-name-complex="F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style:contextual-spacing="false" fo:text-align="start" style:justify-single-word="false"/>
      <style:text-properties fo:color="#00000a" style:font-name="Times New Roman" fo:font-size="12pt" style:font-size-asian="12pt"/>
    </style:style>
    <style:style style:name="sdfootnote" style:family="paragraph" style:parent-style-name="Standard" style:default-outline-level="">
      <style:paragraph-properties fo:margin-left="0.501cm" fo:margin-right="0cm" fo:margin-top="0.049cm" fo:margin-bottom="0cm" style:contextual-spacing="false" fo:text-align="start" style:justify-single-word="false" fo:text-indent="-0.501cm" style:auto-text-indent="false"/>
      <style:text-properties fo:color="#00000a" style:font-name="Times New Roman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lvetica_20__2b__20_derecha_20_Car" style:display-name="Helvetica + derecha Car" style:family="text" style:parent-style-name="Default_20_Paragraph_20_Font">
      <style:text-properties fo:color="#393939" style:font-name="Helvetica" fo:language="es" fo:country="ES" style:language-asian="es" style:country-asian="ES" style:font-size-complex="12pt" style:language-complex="ar" style:country-complex="SA" style:font-weight-complex="bold"/>
    </style:style>
    <style:style style:name="Helvetica_20__2b__20_derecha_20__2b_azul_20_Car" style:display-name="Helvetica + derecha +azul Car" style:family="text" style:parent-style-name="Helvetica_20__2b__20_derecha_20_Car">
      <style:text-properties fo:color="#5ec6f2" style:font-name="Helvetica" fo:language="es" fo:country="ES" style:language-asian="es" style:country-asian="ES" style:font-size-complex="12pt" style:language-complex="ar" style:country-complex="SA" style:font-weight-complex="bold"/>
    </style:style>
    <style:style style:name="Helvetica_20__2b__20_izquierda_20__2b__20_azul_20_Car" style:display-name="Helvetica + izquierda + azul Car" style:family="text" style:parent-style-name="Helvetica_20__2b__20_derecha_20__2b_azul_20_Car">
      <style:text-properties fo:color="#5ec6f2" style:font-name="Helvetica" fo:language="es" fo:country="ES" style:language-asian="es" style:country-asian="ES" style:font-size-complex="12pt" style:language-complex="ar" style:country-complex="SA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ar" style:display-name="Título 1 Car" style:family="text" style:parent-style-name="Default_20_Paragraph_20_Font">
      <style:text-properties fo:color="#5ec6f2"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Texto_20_de_20_globo_20_Car" style:display-name="Texto de globo Car" style:family="text" style:parent-style-name="Default_20_Paragraph_20_Font">
      <style:text-properties fo:color="#393939" style:font-name="Tahoma" fo:font-size="8pt" style:font-size-asian="8pt" style:font-name-complex="Tahoma1" style:font-size-complex="8pt"/>
    </style:style>
    <style:style style:name="Texto_20_nota_20_al_20_final_20_Car" style:display-name="Texto nota al final Car" style:family="text" style:parent-style-name="Default_20_Paragraph_20_Font">
      <style:text-properties fo:color="#393939" style:font-name="Arial1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fo:color="#393939" style:font-name="Arial1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ítulo_20_3_20_Car" style:display-name="Título 3 Car" style:family="text" style:parent-style-name="Default_20_Paragraph_20_Font">
      <style:text-properties fo:color="#5ec6f2" style:font-name="Arial1" fo:font-size="13pt" fo:font-weight="bold" style:font-size-asian="13pt" style:font-weight-asian="bold" style:font-name-complex="Arial2" style:font-size-complex="13pt" style:font-weight-complex="bold"/>
    </style:style>
    <style:style style:name="Título_20_2_20_Car" style:display-name="Título 2 Car" style:family="text" style:parent-style-name="Default_20_Paragraph_20_Font">
      <style:text-properties fo:color="#5ec6f2" style:font-name="Arial1" fo:font-size="14pt" fo:font-weight="bold" style:font-size-asian="14pt" style:font-weight-asian="bold" style:font-name-complex="Arial2" style:font-size-complex="14pt" style:font-style-complex="italic" style:font-weight-complex="bold"/>
    </style:style>
    <style:style style:name="system-pagebreak" style:family="text" style:parent-style-name="Default_20_Paragraph_20_Font"/>
    <style:style style:name="hps" style:family="text" style:parent-style-name="Default_20_Paragraph_20_Font"/>
    <style:style style:name="Título_20_4_20_Car" style:display-name="Título 4 Car" style:family="text" style:parent-style-name="Default_20_Paragraph_20_Font">
      <style:text-properties fo:color="#4f81bd" style:font-name="Cambria" fo:font-style="italic" fo:font-weight="bold" style:font-style-asian="italic" style:font-weight-asian="bold" style:font-name-complex="F" style:font-size-complex="12pt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style:font-name-complex="F" style:font-size-complex="12pt"/>
    </style:style>
    <style:style style:name="ListLabel_20_1" style:display-name="ListLabel 1" style:family="text">
      <style:text-properties fo:color="#393939" fo:font-size="14pt" style:font-size-asian="14pt" style:font-size-complex="14pt"/>
    </style:style>
    <style:style style:name="ListLabel_20_2" style:display-name="ListLabel 2" style:family="text">
      <style:text-properties fo:color="#393939" fo:font-size="12pt" style:font-size-asian="12pt" style:font-size-complex="12pt"/>
    </style:style>
    <style:style style:name="ListLabel_20_3" style:display-name="ListLabel 3" style:family="text">
      <style:text-properties fo:color="#393939" fo:font-size="11pt" style:font-size-asian="11pt" style:font-size-complex="11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asian="Times New Roman1" style:font-name-complex="Arial2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/." style:num-format="1">
        <style:list-level-properties text:list-level-position-and-space-mode="label-alignment">
          <style:list-level-label-alignment text:label-followed-by="space" fo:text-indent="-1.501cm" fo:margin-left="2.771cm"/>
        </style:list-level-properties>
      </text:list-level-style-number>
      <text:list-level-style-number text:level="2" text:style-name="ListLabel_20_2" style:num-suffix="/." style:num-format="1" text:display-levels="2">
        <style:list-level-properties text:list-level-position-and-space-mode="label-alignment">
          <style:list-level-label-alignment text:label-followed-by="space" fo:text-indent="-2.501cm" fo:margin-left="4.771cm"/>
        </style:list-level-properties>
      </text:list-level-style-number>
      <text:list-level-style-number text:level="3" text:style-name="ListLabel_20_3" style:num-suffix="/." style:num-format="1" text:display-levels="3">
        <style:list-level-properties text:list-level-position-and-space-mode="label-alignment">
          <style:list-level-label-alignment text:label-followed-by="space" fo:text-indent="-3.501cm" fo:margin-left="6.7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62cm" fo:text-indent="-1.143cm" fo:margin-left="3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89cm" fo:text-indent="-0.272cm" fo:margin-left="4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16cm" fo:text-indent="-2.261cm" fo:margin-left="5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71cm" fo:text-indent="-1.905cm" fo:margin-left="6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335cm" fo:text-indent="-2.159cm" fo:margin-left="7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605cm" fo:text-indent="-2.54cm" fo:margin-left="8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111cm" fo:margin-left="3.016cm"/>
        </style:list-level-properties>
      </text:list-level-style-number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979cm" fo:margin-left="0.97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979cm" fo:margin-left="1.9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9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5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9.5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6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8.821cm" fo:margin-left="0.002cm" fo:margin-top="0cm" fo:margin-bottom="0cm" table:align="left" style:writing-mode="lr-tb"/>
    </style:style>
    <style:style style:name="Tabla3.A" style:family="table-column">
      <style:table-column-properties style:column-width="5.001cm"/>
    </style:style>
    <style:style style:name="Tabla3.B" style:family="table-column">
      <style:table-column-properties style:column-width="9.5cm"/>
    </style:style>
    <style:style style:name="Tabla3.C" style:family="table-column">
      <style:table-column-properties style:column-width="4.3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none"/>
    </style:style>
    <style:style style:name="Tabla3.3" style:family="table-row">
      <style:table-row-properties style:min-row-height="0.189cm" fo:keep-together="auto"/>
    </style:style>
    <style:style style:name="Tabla3.A3" style:family="table-cell">
      <style:table-cell-properties fo:padding-left="0.191cm" fo:padding-right="0.191cm" fo:padding-top="0cm" fo:padding-bottom="0cm" fo:border-left="none" fo:border-right="none" fo:border-top="none" fo:border-bottom="1.5pt solid #5ec6f2"/>
    </style:style>
    <style:style style:name="Tabla4" style:family="table">
      <style:table-properties style:width="19.001cm" style:rel-width="100%" fo:margin-left="0.002cm" fo:margin-top="0cm" fo:margin-bottom="0cm" table:align="left"/>
    </style:style>
    <style:style style:name="Tabla4.A" style:family="table-column">
      <style:table-column-properties style:column-width="9.405cm" style:rel-column-width="32439*"/>
    </style:style>
    <style:style style:name="Tabla4.B" style:family="table-column">
      <style:table-column-properties style:column-width="9.596cm" style:rel-column-width="33095*"/>
    </style:style>
    <style:style style:name="Tabla4.1" style:family="table-row">
      <style:table-row-properties style:min-row-height="0.97cm" fo:keep-together="auto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5" style:family="table">
      <style:table-properties style:width="19.001cm" style:rel-width="100%" fo:margin-left="0.002cm" fo:margin-top="0cm" fo:margin-bottom="0cm" table:align="left" style:writing-mode="lr-tb"/>
    </style:style>
    <style:style style:name="Tabla5.A" style:family="table-column">
      <style:table-column-properties style:column-width="19.001cm" style:rel-column-width="65535*"/>
    </style:style>
    <style:style style:name="Tabla5.1" style:family="table-row">
      <style:table-row-properties style:min-row-height="0.97cm"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/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3cm" fo:margin-left="0cm" fo:margin-right="0cm" fo:margin-bottom="1.593cm" style:dynamic-spacing="true"/>
      </style:header-style>
      <style:footer-style>
        <style:header-footer-properties fo:min-height="0.169cm" fo:margin-left="0cm" fo:margin-right="0cm" fo:margin-top="0.0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3cm" fo:margin-left="0cm" fo:margin-right="0cm" fo:margin-bottom="1.59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date-style style:name="N10120" number:language="en" number:country="US">
      <number:day number:style="long"/>
      <number:text> </number:text>
      <number:month number:textual="true"/>
      <number:text>. </number:text>
      <number:year/>
    </number:date-style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cabecera_20_bullet_20_proyecto">P/.<draw:frame draw:style-name="Mfr1" draw:name="0 Imagen" text:anchor-type="char" svg:x="-0.115cm" svg:y="-0.282cm" svg:width="3.281cm" svg:height="1.52cm" draw:z-index="2"><draw:image xlink:href="Pictures/100002010000011E000000843AAB934A.png" xlink:type="simple" xlink:show="embed" xlink:actuate="onLoad"/></draw:frame></text:p>
            </table:table-cell>
            <table:table-cell table:style-name="Tabla3.A1" office:value-type="string">
              <text:p text:style-name="cabecera_20_proyecto"><text:title>firmapdf Alfresco</text:title></text:p>
            </table:table-cell>
            <table:table-cell table:style-name="Tabla3.A1" table:number-rows-spanned="2" office:value-type="string">
              <text:p text:style-name="Standard"/>
            </table:table-cell>
          </table:table-row>
          <table:table-row table:style-name="Tabla3.1">
            <table:table-cell table:style-name="Tabla3.A1" office:value-type="string">
              <text:p text:style-name="cabecera_20_bullet_20_documento">D/.</text:p>
            </table:table-cell>
            <table:table-cell table:style-name="Tabla3.A1" office:value-type="string">
              <text:p text:style-name="cabecera_20_documento"><text:subject>Manual de instalación</text:subject></text:p>
            </table:table-cell>
            <table:covered-table-cell/>
          </table:table-row>
          <table:table-row table:style-name="Tabla3.3">
            <table:table-cell table:style-name="Tabla3.A3" table:number-columns-spanned="3" office:value-type="string">
              <text:p text:style-name="Header"/>
            </table:table-cell>
            <table:covered-table-cell/>
            <table:covered-table-cell/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Helvetica_20__2b__20_izquierda_20__2b__20_azul"/>
            </table:table-cell>
            <table:table-cell table:style-name="Tabla4.A1" office:value-type="string">
              <text:p text:style-name="Helvetica_20__2b__20_derecha"/>
              <text:p text:style-name="MP1"><text:span text:style-name="Helvetica_20__2b__20_derecha_20__2b_azul_20_Car">pág./</text:span> <text:page-number text:select-page="current">4</text:page-number> de <text:page-count>4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áficos1" text:anchor-type="as-char" svg:width="5.248cm" svg:height="2.431cm" draw:z-index="4"><draw:image xlink:href="Pictures/1000020100000171000000ABA0063076.png" xlink:type="simple" xlink:show="embed" xlink:actuate="onLoad"/></draw:frame></text:p>
      </style:header>
      <style:foot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Helvetica_20__2b__20_derecha"><text:span text:style-name="Helvetica_20__2b__20_derecha_20__2b_azul_20_Car">F/.</text:span> <text:date style:data-style-name="N10120" text:date-value="2013-10-28T11:23:16.766999736">28 Oct. 13</text:date></text:p>
              <text:p text:style-name="MP1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rmapdf Alfresco</dc:title>
    <dc:subject>Manual de instalación</dc:subject>
    <meta:editing-cycles>9</meta:editing-cycles>
    <meta:print-date>2013-07-03T16:12:00</meta:print-date>
    <meta:creation-date>2013-10-28T10:04:16.517000000</meta:creation-date>
    <dc:date>2013-10-28T11:23:16.603000000</dc:date>
    <meta:editing-duration>PT1H8M47S</meta:editing-duration>
    <meta:generator>LibreOffice/4.1.2.3$Windows_x86 LibreOffice_project/40b2d7fde7e8d2d7bc5a449dc65df4d08a7dd38</meta:generator>
    <meta:document-statistic meta:table-count="5" meta:image-count="2" meta:object-count="0" meta:page-count="4" meta:paragraph-count="63" meta:word-count="356" meta:character-count="2570" meta:non-whitespace-character-count="2242"/>
    <meta:user-defined meta:name="AppVersion">14.0000</meta:user-defined>
    <meta:user-defined meta:name="Company">keen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keensoft - plantilla 2013.dotx" xlink:href=""/>
  </office:meta>
</office:document-meta>
</file>